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a4d" officeooo:paragraph-rsid="001c5a4d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c5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apport d<text:span text:style-name="T1">u</text:span> projet de Compilation.</text:h>
      <text:p text:style-name="P1"/>
      <text:p text:style-name="P1">Réalisé par : VOROTNIKOV Nikolai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0:31.778411112</meta:creation-date>
    <dc:date>2017-11-09T13:43:46.260289838</dc:date>
    <meta:editing-duration>PT3M15S</meta:editing-duration>
    <meta:editing-cycles>1</meta:editing-cycles>
    <meta:document-statistic meta:table-count="0" meta:image-count="0" meta:object-count="0" meta:page-count="1" meta:paragraph-count="2" meta:word-count="10" meta:character-count="65" meta:non-whitespace-character-count="57"/>
    <meta:generator>LibreOffice/5.1.6.2$Linux_X86_64 LibreOffice_project/10m0$Build-2</meta:generator>
  </office:meta>
</office:document-meta>
</file>